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CacheTests.createSimpleCacheManager( String ... cache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JCacheTests.trackCacheName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